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4" style:family="paragraph" style:parent-style-name="Standard">
      <style:paragraph-properties fo:break-before="page"/>
      <style:text-properties style:language-asian="ja" style:country-asian="JP"/>
    </style:style>
    <style:style style:name="P5" style:family="paragraph" style:parent-style-name="Text_20_body">
      <style:text-properties style:language-asian="ja" style:country-asian="JP"/>
    </style:style>
    <style:style style:name="P6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P7" style:family="paragraph" style:parent-style-name="Standard">
      <style:text-properties style:language-asian="ja" style:country-asian="JP"/>
    </style:style>
    <style:style style:name="P8" style:family="paragraph" style:parent-style-name="Text_20_body">
      <style:text-properties style:language-asian="ja" style:country-asian="JP"/>
    </style:style>
    <style:style style:name="P9" style:family="paragraph" style:parent-style-name="Text_20_body" style:list-style-name="L1">
      <style:text-properties style:language-asian="ja" style:country-asian="JP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style:language-asian="ja" style:country-asian="JP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style:language-asian="ja" style:country-asian="JP" style:font-style-asian="normal" style:font-style-complex="normal"/>
    </style:style>
    <style:style style:name="T3" style:family="text">
      <style:text-properties style:font-name="ＭＳ ゴシック" fo:font-size="10pt" style:font-name-asian="ＭＳ ゴシック" style:font-size-asian="10pt" style:font-size-complex="10pt"/>
    </style:style>
    <style:style style:name="T4" style:family="text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8-04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2">概要<text:tab/>3</text:p>
          <text:p text:style-name="P13">モジュール設計方針<text:tab/>3</text:p>
          <text:p text:style-name="P12">スタティックモジュール<text:tab/>4</text:p>
          <text:p text:style-name="P13">文字サイズ<text:tab/>4</text:p>
          <text:p text:style-name="P13">文字組み<text:tab/>4</text:p>
          <text:p text:style-name="P13">回り込み制御<text:tab/>4</text:p>
          <text:p text:style-name="P13">その他<text:tab/>5</text:p>
          <text:p text:style-name="P12">パーツモジュール<text:tab/>6</text:p>
          <text:p text:style-name="P13">見出し<text:tab/>6</text:p>
          <text:p text:style-name="P14">h2見出し<text:tab/>6</text:p>
          <text:p text:style-name="P14">h3見出し<text:tab/>6</text:p>
          <text:p text:style-name="P14">h4見出し<text:tab/>6</text:p>
          <text:p text:style-name="P14">h5見出し<text:tab/>6</text:p>
          <text:p text:style-name="P14">h6見出し<text:tab/>6</text:p>
          <text:p text:style-name="P13">テーブル<text:tab/>7</text:p>
          <text:p text:style-name="P14">デフォルトテーブル (table.def)<text:tab/>7</text:p>
          <text:p text:style-name="P12">ユニットモジュール<text:tab/>8</text:p>
          <text:p text:style-name="P13">ユニット宣言 (.unit)<text:tab/>8</text:p>
          <text:p text:style-name="P13">カラムレイアウト (.cols)<text:tab/>8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11" text:outline-level="1">概要</text:h>
      <text:p text:style-name="P2"/>
      <text:p text:style-name="Text_20_body">このドキュメントは、コンテンツを構成モジュール定義の一覧を示すもので<text:span text:style-name="T1">す</text:span>。</text:p>
      <text:p text:style-name="Text_20_body"/>
      <text:p text:style-name="Text_20_body">モジュールは、構成要素単位で構造化されたHTMLとCSSのセットであり、サイト全体の管理者により定義され、コンテンツ個別の制作者に配布されるもので<text:span text:style-name="T1">す</text:span>。</text:p>
      <text:p text:style-name="Text_20_body"/>
      <text:p text:style-name="Text_20_body">ここで定義されるモジュールは、サイト全体の管理者により、将来の環境や要件の変化を想定して設計されたものであり、コンテンツ制作者には、そのルールに従ってコンテンツを構築することが求められ<text:span text:style-name="T1">ます</text:span>。</text:p>
      <text:p text:style-name="Text_20_body"/>
      <text:p text:style-name="Text_20_body">コンテンツ制作者は、ここに定義されていないモジュールを独自に開発することができるが(独自モジュール開発のルールについてはマニュアル参照)、これは通常推奨され<text:span text:style-name="T1">ません</text:span>。独自モジュールを多く開発すると、サイト全体のルールが次第に崩れてくる恐れがあり、管理効率が著しく低下するためで<text:span text:style-name="T1">す</text:span>。極力、このドキュメントに定義された、管理者によって設計、提供されたモジュールのみを使ってコンテンツを構築する<text:span text:style-name="T1">ようにしてください</text:span>。</text:p>
      <text:p text:style-name="Text_20_body"/>
      <text:h text:style-name="Heading_20_2" text:outline-level="2">モジュール設計方針</text:h>
      <text:p text:style-name="P5">モジュールの設計について、次の方針を定めます。</text:p>
      <text:list xml:id="list38487817" text:style-name="L1">
        <text:list-item>
          <text:p text:style-name="P9">学習しやすさを重視し、可能な限り、素のHTMLの構造のままでマークアップできるように設計する。</text:p>
        </text:list-item>
      </text:list>
      <text:p text:style-name="P2"/>
      <text:p text:style-name="P2"/>
      <text:p text:style-name="P2"/>
      <text:p text:style-name="P4"/>
      <text:h text:style-name="Heading_20_1" text:outline-level="1"><text:span text:style-name="T1">スタティック</text:span>モジュール</text:h>
      <text:p text:style-name="Text_20_body">スタティックモジュールは、端末の状態(スクリーンの幅など)に影響されず、常に固定の効果を提供します。主に特に基本的でシンプルなショートハンド的なモジュールが含まれます。 </text:p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<text:soft-page-break/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/text:p>
      <text:p text:style-name="P2"/>
      <text:p text:style-name="P2"/>
      <text:p text:style-name="P2"/>
      <text:p text:style-name="P2"/>
      <text:p text:style-name="P2"/>
      <text:h text:style-name="P10" text:outline-level="1">パーツモジュール</text:h>
      <text:p text:style-name="Text_20_body">パーツ<text:span text:style-name="T1">モジュール</text:span>は、<text:span text:style-name="T1">ユニットモジュール内に入れ込んで</text:span>使うことができます。端末の状態(スクリーンの幅など)に<text:span text:style-name="T1">合わせて、スタイルが変化する場合があります。</text:span><text:line-break/>スタティックモジュールと異なり、ある程度複雑な構造のパーツが含まれます。</text:p>
      <text:h text:style-name="Heading_20_2" text:outline-level="2">見出し</text:h>
      <text:p text:style-name="P5">見出しタグ h2～h6のデフォルトスタイルは、素の状態で定義されます。デザインによっては、装飾用にspan等の階層を追加する必要がある場合も想定されますが、学習しやすさのために ”可能な限り、素のHTMLの構造のままでマークアップできるように設計する” コンセプトに従い、素のままのタグとされました。装飾用のタグを追加する必要がある場合は、出力前にDOM変換を行う実装を _FW/styles/finalizer.php に実装することを推奨します。</text:p>
      <text:h text:style-name="Heading_20_3" text:outline-level="3">h2見出し</text:h>
      <text:p text:style-name="P5">&lt;h2&gt;h2見出し&lt;/h2&gt;</text:p>
      <text:h text:style-name="Heading_20_3" text:outline-level="3">h3見出し</text:h>
      <text:p text:style-name="P5">&lt;h3&gt;h3見出し&lt;/h3&gt;</text:p>
      <text:h text:style-name="Heading_20_3" text:outline-level="3">h4見出し</text:h>
      <text:p text:style-name="P5">&lt;h4&gt;h4見出し&lt;/h4&gt;</text:p>
      <text:h text:style-name="Heading_20_3" text:outline-level="3">h5見出し</text:h>
      <text:p text:style-name="P5">&lt;h5&gt;h5見出し&lt;/h5&gt;</text:p>
      <text:h text:style-name="Heading_20_3" text:outline-level="3">h6見出し</text:h>
      <text:p text:style-name="P5">&lt;h6&gt;h6見出し&lt;/h6&gt;</text:p>
      <text:h text:style-name="Heading_20_2" text:outline-level="2"><text:soft-page-break/>テーブル</text:h>
      <text:h text:style-name="Heading_20_3" text:outline-level="3">デフォルトテーブル (table.def)</text:h>
      <text:p text:style-name="P5">学習しやすさのために ”可能な限り、素のHTMLの構造のままでマークアップできるように設計する” コンセプトに従うならば、本来はクラス名なしの素のHTMLがデフォルトのテーブルスタイルになるべきです。しかし、テーブルに限っては、素のデザインにはボーダーが表示されず、一見して表だと分かるスタイルは適用されません。これをデフォルトとしてボーダーをつけるように変更するのは混乱を招く元となるので、例外的に、デフォルトスタイルにクラス名 .def を定義しています。</text:p>
      <text:p text:style-name="P2"/>
      <text:p text:style-name="P3">&lt;table class=”def” width=”100%”&gt;</text:p>
      <text:p text:style-name="P3">&lt;tr&gt;</text:p>
      <text:p text:style-name="P3">&lt;th&gt;テーブルヘッダー&lt;/th&gt;</text:p>
      <text:p text:style-name="P3">&lt;td&gt;データセル&lt;/td&gt;</text:p>
      <text:p text:style-name="P3">&lt;/tr&gt;</text:p>
      <text:p text:style-name="P3">&lt;/tabe&gt;</text:p>
      <text:p text:style-name="P2"/>
      <text:p text:style-name="P2"/>
      <text:p text:style-name="P4"/>
      <text:h text:style-name="Heading_20_1" text:outline-level="1">ユニットモジュール</text:h>
      <text:p text:style-name="Text_20_body">ユニットモジュールは、水平貫通の矩形ブロックで、上下に適切なマージンを与えられた概念です。<text:span text:style-name="T1">パーツモジュールを内包する入れ物のような役割を果たします(ただし、ユニットモジュール内にユニットモジュールを配置することはできません)。端末の状態(スクリーンの幅など)に合わせて、スタイルが変化する場合があります。</text:span></text:p>
      <text:h text:style-name="Heading_20_2" text:outline-level="2">ユニット宣言 (.unit)</text:h>
      <text:p text:style-name="P5">ユニットは、</text:p>
      <text:h text:style-name="Heading_20_2" text:outline-level="2">カラムレイアウト<text:span text:style-name="T2"> (.cols)</text:span></text:h>
      <text:p text:style-name="Text_20_body"><text:span text:style-name="T1">カラムレイアウトは、.cols モジュールで、2分割、3分割、4分割のレイアウトを吸収します。.cols をコンテナとして、カラム要素 .cols-w50per(2分割)、.cols-w33per(3分割)、.cols-w25per(4分割)を組み合わせて入れ子にして表現します。異なる幅のカラムを組み合わせて使用することもできます。例えば、.cols-w25per, .cols-w50per, .cols-w25per の順に入れ子にする、などです。幅の合計がおよそ100%になるように調整されていればよいだけです。</text:span></text:p>
      <text:p text:style-name="Text_20_body"><text:span text:style-name="T4"/></text:p>
      <text:p text:style-name="Text_20_body"><text:span text:style-name="T3">&lt;div class="cols unit"&gt;</text:span></text:p>
      <text:p text:style-name="P6"><text:tab/>&lt;div class="cols-col cols-w50per"&gt;&lt;div class="cols-pad"&gt;</text:p>
      <text:p text:style-name="P6"><text:tab/><text:tab/>&lt;<text:span text:style-name="T1">パーツモジュール /&gt;</text:span></text:p>
      <text:p text:style-name="P6"><text:tab/>&lt;/div&gt;&lt;/div&gt;</text:p>
      <text:p text:style-name="P6"><text:tab/>&lt;div class="cols-col cols-w50per cols-last"&gt;&lt;div class="cols-pad"&gt;</text:p>
      <text:p text:style-name="P6"><text:tab/><text:tab/>&lt;<text:span text:style-name="T1">パーツモジュール /&gt;</text:span></text:p>
      <text:p text:style-name="P6"><text:tab/>&lt;/div&gt;&lt;/div&gt;</text:p>
      <text:p text:style-name="P6">&lt;/div&gt;&lt;!-- / .cols --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-asian="メイリオ1" style:font-size-asian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メイリオ" fo:font-size="150%" fo:font-weight="bold" style:font-name-asian="メイリオ" style:font-size-asian="15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name-asian="メイリオ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name-asian="メイリオ" style:font-size-asian="12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8</text:page-number><text:span text:style-name="MT1">/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8-04T18:51:02.89</dc:date>
    <dc:creator>Koyanagi Tomoya</dc:creator>
    <meta:editing-duration>PT17H08M26S</meta:editing-duration>
    <meta:editing-cycles>75</meta:editing-cycles>
    <meta:generator>OpenOffice.org/3.2$Win32 OpenOffice.org_project/320m18$Build-9502</meta:generator>
    <dc:title>Pickles Framework 1.X コンテンツモジュール一覧</dc:title>
    <meta:document-statistic meta:table-count="0" meta:image-count="0" meta:object-count="4" meta:page-count="8" meta:paragraph-count="75" meta:word-count="864" meta:character-count="2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